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language="fr" fo:country="FR"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Times New Roman"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language="fr" fo:country="FR" fo:font-style="normal" style:text-underline-style="none"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New Roman" fo:font-size="12pt" fo:language="fr" fo:country="FR"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language="fr" fo:country="FR"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style:font-name="Times New Roman" fo:font-size="12pt" fo:language="fr" fo:country="FR"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style:font-name="Times New Roman" fo:font-size="14pt" fo:language="fr" fo:country="FR"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nexe au compte rendu d’activités</text:p>
      <text:p text:style-name="P9">de VUILLECARD Charles</text:p>
      <text:p text:style-name="P9">du 01/04/2014 au 14/04/2014</text:p>
      <text:p text:style-name="P9"/>
      <text:p text:style-name="P1">GenericSystem : Migration en Java 8 (JDK 1.8)</text:p>
      <text:p text:style-name="P6"/>
      <text:p text:style-name="P7"><text:span text:style-name="T3">OBJECTIF</text:span><text:span text:style-name="T1"> </text:span><text:span text:style-name="T3">:</text:span></text:p>
      <text:p text:style-name="P7"><text:span text:style-name="T2">Factorisation des algorithmes de GenericSystem en utilisant les nouveautés apportées par JAVA 8.</text:span></text:p>
      <text:p text:style-name="P2"/>
      <text:p text:style-name="P5">ETAT DE LARD :</text:p>
      <text:p text:style-name="P4">GenericSystem utilise ces itérateurs afin de parcourir les nœuds du modèle. Certain de ces itérateurs permettent par exemple de réaliser des filtrages ou des projections. Lors d'un filtrage, il est nécessaire d'implémenter la classe abstraite AbstractFilterIterator pour filtrer les nœuds à retourner; cette implémentation est faite sous forme d'une classe anonyme. Cela complexifie un peu l'algorithme. GenericSystem utilise des Snapshot (des itérateurs itérablent). Ces derniers ont également la capacité de filtrer et ou de projeter. Il également étendre AbstractSnapshot pour filtrer ou projeter les nœuds.</text:p>
      <text:p text:style-name="P2"/>
      <text:p text:style-name="P5">REALISATION : </text:p>
      <text:p text:style-name="P2">Je me suis d'abord documenté pour comprendre les différentes évolutions de Java 8 (expressions Lambda, default, ...).</text:p>
      <text:p text:style-name="P2"/>
      <text:p text:style-name="P4">Mon premier objectif a donc été de remplacer les implémentations anonymes d'AbstractSnapshot par <text:s/>des expressions lambda. J'ai donc transformé la classe abstraite AbstractSnapshot en interface fonctionnelle pour pouvoir remplacer les classes anonymes par des lambda-expressions par la suite.</text:p>
      <text:p text:style-name="P8"><text:span text:style-name="T3">Dans un deuxième temps, j'ai observé la présence récurrente d'itérateurs dans beaucoup de fonctions et méthodes</text:span><text:span text:style-name="T4">. </text:span><text:span text:style-name="T3">Ces itérateurs peuvent être remplacé par un Snapshot.</text:span></text:p>
      <text:p text:style-name="P4">Une fois la classe AbstractSnapshot transformée en FunctionalSnapshot, toutes les fonctions et méthodes utilisant un itérateur ont été transformées pour utiliser l'interface FunctionalSnapshot. Les algorithmes, regroupant beaucoup de fonctions et méthodes dépendantes les unes des autres, il m'a fallu identifier les itérateurs au niveau le plus bas dans la hiérarchie de l'abstraction pour pouvoir effectuer les modifications aux endroits nécessaires.</text:p>
      <text:p text:style-name="P4">Ce travail de ré-écriture a permis de mettre en évidence des ressemblances d'implémentations fonctionnelles dans les algorithmes, qui ont pu être parfois factorisé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543cm" fo:margin-bottom="0.86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09:40:19</meta:creation-date>
    <meta:print-date>2014-04-14T16:03:47</meta:print-date>
    <dc:date>2014-04-14T16:03:30</dc:date>
    <meta:editing-duration>PT4H55M58S</meta:editing-duration>
    <meta:editing-cycles>16</meta:editing-cycles>
    <meta:generator>LibreOffice/3.5$Linux_X86_64 LibreOffice_project/350m1$Build-2</meta:generator>
    <meta:document-statistic meta:table-count="0" meta:image-count="0" meta:object-count="0" meta:page-count="1" meta:paragraph-count="14" meta:word-count="288" meta:character-count="2062" meta:non-whitespace-character-count="1786"/>
  </office:meta>
</office:document-meta>
</file>